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e3982"/>
    </style:style>
    <style:style style:name="P2" style:family="paragraph" style:parent-style-name="Standard">
      <style:text-properties officeooo:rsid="000e3982" officeooo:paragraph-rsid="000e3982"/>
    </style:style>
    <style:style style:name="T1" style:family="text">
      <style:text-properties officeooo:rsid="000e39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text:span text:style-name="T1">1.</text:span>Display the calender for the month of March 2012</text:p>
      <text:p text:style-name="P1"/>
      <text:p text:style-name="P1">god@god:~$ cal 3 2012</text:p>
      <text:p text:style-name="Standard"><text:s text:c="5"/>March 2012 <text:s text:c="6"/></text:p>
      <text:p text:style-name="Standard">Su Mo Tu We Th Fr Sa <text:s/></text:p>
      <text:p text:style-name="Standard"><text:s text:c="13"/>1 <text:s/>2 <text:s/>3 <text:s/></text:p>
      <text:p text:style-name="Standard"><text:s/>4 <text:s/>5 <text:s/>6 <text:s/>7 <text:s/>8 <text:s/>9 10 <text:s/></text:p>
      <text:p text:style-name="Standard">11 12 13 14 15 16 17 <text:s/></text:p>
      <text:p text:style-name="Standard">18 19 20 21 22 23 24 <text:s/></text:p>
      <text:p text:style-name="Standard">25 26 27 28 29 30 31 <text:s/></text:p>
      <text:p text:style-name="Standard"/>
      <text:p text:style-name="Standard"/>
      <text:p text:style-name="P1"><text:span text:style-name="T1">2.</text:span>List all the files and directories of the directory /usr/lib on the terminal. Now put the same information in a file named results.</text:p>
      <text:p text:style-name="P1"><text:s/>Display the contents of the file results now.</text:p>
      <text:p text:style-name="P2"/>
      <text:p text:style-name="Standard">god@god:~$ ls /usr/lib</text:p>
      <text:p text:style-name="Standard">accountsservice <text:s text:c="22"/>llvm-10</text:p>
      <text:p text:style-name="Standard">apg <text:s text:c="34"/>LLVMgold.so</text:p>
      <text:p text:style-name="Standard">apparmor <text:s text:c="29"/>locale</text:p>
      <text:p text:style-name="Standard">apt <text:s text:c="34"/>lp_solve</text:p>
      <text:p text:style-name="Standard">aspell <text:s text:c="31"/>lsb</text:p>
      <text:p text:style-name="Standard">bfd-plugins <text:s text:c="26"/>man-db</text:p>
      <text:p text:style-name="Standard">binfmt.d <text:s text:c="29"/>memtest86+</text:p>
      <text:p text:style-name="Standard">binfmt-support <text:s text:c="23"/>mime</text:p>
      <text:p text:style-name="Standard">blt2.5 <text:s text:c="31"/>modprobe.d</text:p>
      <text:p text:style-name="Standard">bluetooth <text:s text:c="28"/>modules</text:p>
      <text:p text:style-name="Standard">bolt <text:s text:c="33"/>netplan</text:p>
      <text:p text:style-name="Standard">brltty <text:s text:c="31"/>networkd-dispatcher</text:p>
      <text:p text:style-name="Standard">clang <text:s text:c="32"/>NetworkManager</text:p>
      <text:p text:style-name="Standard">cnf-update-db <text:s text:c="24"/>nvidia</text:p>
      <text:p text:style-name="Standard">command-not-found <text:s text:c="20"/>openssh</text:p>
      <text:p text:style-name="Standard">compat-ld <text:s text:c="28"/>os-prober</text:p>
      <text:p text:style-name="Standard">console-setup <text:s text:c="24"/>os-probes</text:p>
      <text:p text:style-name="Standard">cpp <text:s text:c="34"/>os-release</text:p>
      <text:p text:style-name="Standard">crda <text:s text:c="33"/>p7zip</text:p>
      <text:p text:style-name="Standard">cups <text:s text:c="33"/>packagekit</text:p>
      <text:p text:style-name="Standard">dbus-1.0 <text:s text:c="29"/>pcmciautils</text:p>
      <text:p text:style-name="Standard">debug <text:s text:c="32"/>pkgconfig</text:p>
      <text:p text:style-name="Standard">dpkg <text:s text:c="33"/>pkg-config.multiarch</text:p>
      <text:p text:style-name="Standard">eject <text:s text:c="32"/>pm-utils</text:p>
      <text:p text:style-name="Standard">emacsen-common <text:s text:c="23"/>policykit-1</text:p>
      <text:p text:style-name="Standard">environment.d <text:s text:c="24"/>pppd</text:p>
      <text:p text:style-name="Standard">evolution-data-server <text:s text:c="16"/>pulse-13.99.1</text:p>
      <text:p text:style-name="Standard">file <text:s text:c="33"/>python2.7</text:p>
      <text:p text:style-name="Standard">firefox <text:s text:c="30"/>python3</text:p>
      <text:p text:style-name="Standard">firefox-addons <text:s text:c="23"/>python3.8</text:p>
      <text:p text:style-name="Standard">firmware <text:s text:c="29"/>python3.9</text:p>
      <text:p text:style-name="Standard">gcc <text:s text:c="34"/>qt5</text:p>
      <text:p text:style-name="Standard">gdm3 <text:s text:c="33"/>recovery-mode</text:p>
      <text:p text:style-name="Standard"><text:soft-page-break/>ghostscript <text:s text:c="26"/>rhythmbox</text:p>
      <text:p text:style-name="Standard">girepository-1.0 <text:s text:c="21"/>rsyslog</text:p>
      <text:p text:style-name="Standard">git-core <text:s text:c="29"/>rygel</text:p>
      <text:p text:style-name="Standard">gnome-initial-setup <text:s text:c="18"/>sasl2</text:p>
      <text:p text:style-name="Standard">gnome-session <text:s text:c="24"/>shotwell</text:p>
      <text:p text:style-name="Standard">gnome-settings-daemon-3.0 <text:s text:c="12"/>snapd</text:p>
      <text:p text:style-name="Standard">gnome-shell <text:s text:c="26"/>software-properties</text:p>
      <text:p text:style-name="Standard">gnupg <text:s text:c="32"/>speech-dispatcher-modules</text:p>
      <text:p text:style-name="Standard">gnupg2 <text:s text:c="31"/>ssl</text:p>
      <text:p text:style-name="Standard">gnuplot <text:s text:c="30"/>sudo</text:p>
      <text:p text:style-name="Standard">gold-ld <text:s text:c="30"/>sysctl.d</text:p>
      <text:p text:style-name="Standard">groff <text:s text:c="32"/>syslinux</text:p>
      <text:p text:style-name="Standard">grub <text:s text:c="33"/>SYSLINUX</text:p>
      <text:p text:style-name="Standard">grub-legacy <text:s text:c="26"/>syslinux-legacy</text:p>
      <text:p text:style-name="Standard">gst-install-plugins-helper <text:s text:c="11"/>systemd</text:p>
      <text:p text:style-name="Standard">gvfs <text:s text:c="33"/>sysusers.d</text:p>
      <text:p text:style-name="Standard">hdparm <text:s text:c="31"/>tc</text:p>
      <text:p text:style-name="Standard">ibus <text:s text:c="33"/>tcltk</text:p>
      <text:p text:style-name="Standard">init <text:s text:c="33"/>terminfo</text:p>
      <text:p text:style-name="Standard">initramfs-tools <text:s text:c="22"/>thunderbird</text:p>
      <text:p text:style-name="Standard">ispell <text:s text:c="31"/>thunderbird-addons</text:p>
      <text:p text:style-name="Standard">kernel <text:s text:c="31"/>tmpfiles.d</text:p>
      <text:p text:style-name="Standard">klibc <text:s text:c="32"/>ubiquity</text:p>
      <text:p text:style-name="Standard">klibc-xcgdUApi-P9SoPhW_fi5gXfvWpw.so <text:s/>ubuntu-release-upgrader</text:p>
      <text:p text:style-name="Standard">language-selector <text:s text:c="20"/>udev</text:p>
      <text:p text:style-name="Standard">ld-linux.so.2 <text:s text:c="24"/>udisks2</text:p>
      <text:p text:style-name="Standard">libBLT.2.5.so.8.6 <text:s text:c="20"/>ufw</text:p>
      <text:p text:style-name="Standard">libBLTlite.2.5.so.8.6 <text:s text:c="16"/>unity-settings-daemon-1.0</text:p>
      <text:p text:style-name="Standard">libLTO.so <text:s text:c="28"/>update-notifier</text:p>
      <text:p text:style-name="Standard">libmbim <text:s text:c="30"/>upower</text:p>
      <text:p text:style-name="Standard">libpsm1 <text:s text:c="30"/>valgrind</text:p>
      <text:p text:style-name="Standard">libqmi <text:s text:c="31"/>vino</text:p>
      <text:p text:style-name="Standard">libreoffice <text:s text:c="26"/>X11</text:p>
      <text:p text:style-name="Standard">linux <text:s text:c="32"/>x86_64-linux-gnu</text:p>
      <text:p text:style-name="Standard">linux-boot-probes <text:s text:c="20"/>xorg</text:p>
      <text:p text:style-name="Standard">linux-sound-base <text:s text:c="21"/>xserver-xorg-video-intel</text:p>
      <text:p text:style-name="Standard">god@god:~$ ls /usr/lib &gt; results</text:p>
      <text:p text:style-name="Standard">god@god:~$ cat results</text:p>
      <text:p text:style-name="Standard">accountsservice</text:p>
      <text:p text:style-name="Standard">apg</text:p>
      <text:p text:style-name="Standard">apparmor</text:p>
      <text:p text:style-name="Standard">apt</text:p>
      <text:p text:style-name="Standard">aspell</text:p>
      <text:p text:style-name="Standard">bfd-plugins</text:p>
      <text:p text:style-name="Standard">binfmt.d</text:p>
      <text:p text:style-name="Standard">binfmt-support</text:p>
      <text:p text:style-name="Standard">blt2.5</text:p>
      <text:p text:style-name="Standard">bluetooth</text:p>
      <text:p text:style-name="Standard">bolt</text:p>
      <text:p text:style-name="Standard">brltty</text:p>
      <text:p text:style-name="Standard">clang</text:p>
      <text:p text:style-name="Standard">cnf-update-db</text:p>
      <text:p text:style-name="Standard"><text:soft-page-break/>command-not-found</text:p>
      <text:p text:style-name="Standard">compat-ld</text:p>
      <text:p text:style-name="Standard">console-setup</text:p>
      <text:p text:style-name="Standard">cpp</text:p>
      <text:p text:style-name="Standard">crda</text:p>
      <text:p text:style-name="Standard">cups</text:p>
      <text:p text:style-name="Standard">dbus-1.0</text:p>
      <text:p text:style-name="Standard">debug</text:p>
      <text:p text:style-name="Standard">dpkg</text:p>
      <text:p text:style-name="Standard">eject</text:p>
      <text:p text:style-name="Standard">emacsen-common</text:p>
      <text:p text:style-name="Standard">environment.d</text:p>
      <text:p text:style-name="Standard">evolution-data-server</text:p>
      <text:p text:style-name="Standard">file</text:p>
      <text:p text:style-name="Standard">firefox</text:p>
      <text:p text:style-name="Standard">firefox-addons</text:p>
      <text:p text:style-name="Standard">firmware</text:p>
      <text:p text:style-name="Standard">gcc</text:p>
      <text:p text:style-name="Standard">gdm3</text:p>
      <text:p text:style-name="Standard">ghostscript</text:p>
      <text:p text:style-name="Standard">girepository-1.0</text:p>
      <text:p text:style-name="Standard">git-core</text:p>
      <text:p text:style-name="Standard">gnome-initial-setup</text:p>
      <text:p text:style-name="Standard">gnome-session</text:p>
      <text:p text:style-name="Standard">gnome-settings-daemon-3.0</text:p>
      <text:p text:style-name="Standard">gnome-shell</text:p>
      <text:p text:style-name="Standard">gnupg</text:p>
      <text:p text:style-name="Standard">gnupg2</text:p>
      <text:p text:style-name="Standard">gnuplot</text:p>
      <text:p text:style-name="Standard">gold-ld</text:p>
      <text:p text:style-name="Standard">groff</text:p>
      <text:p text:style-name="Standard">grub</text:p>
      <text:p text:style-name="Standard">grub-legacy</text:p>
      <text:p text:style-name="Standard">gst-install-plugins-helper</text:p>
      <text:p text:style-name="Standard">gvfs</text:p>
      <text:p text:style-name="Standard">hdparm</text:p>
      <text:p text:style-name="Standard">ibus</text:p>
      <text:p text:style-name="Standard">init</text:p>
      <text:p text:style-name="Standard">initramfs-tools</text:p>
      <text:p text:style-name="Standard">ispell</text:p>
      <text:p text:style-name="Standard">kernel</text:p>
      <text:p text:style-name="Standard">klibc</text:p>
      <text:p text:style-name="Standard">klibc-xcgdUApi-P9SoPhW_fi5gXfvWpw.so</text:p>
      <text:p text:style-name="Standard">language-selector</text:p>
      <text:p text:style-name="Standard">ld-linux.so.2</text:p>
      <text:p text:style-name="Standard">libBLT.2.5.so.8.6</text:p>
      <text:p text:style-name="Standard">libBLTlite.2.5.so.8.6</text:p>
      <text:p text:style-name="Standard">libLTO.so</text:p>
      <text:p text:style-name="Standard">libmbim</text:p>
      <text:p text:style-name="Standard">libpsm1</text:p>
      <text:p text:style-name="Standard">libqmi</text:p>
      <text:p text:style-name="Standard">libreoffice</text:p>
      <text:p text:style-name="Standard"><text:soft-page-break/>linux</text:p>
      <text:p text:style-name="Standard">linux-boot-probes</text:p>
      <text:p text:style-name="Standard">linux-sound-base</text:p>
      <text:p text:style-name="Standard">llvm-10</text:p>
      <text:p text:style-name="Standard">LLVMgold.so</text:p>
      <text:p text:style-name="Standard">locale</text:p>
      <text:p text:style-name="Standard">lp_solve</text:p>
      <text:p text:style-name="Standard">lsb</text:p>
      <text:p text:style-name="Standard">man-db</text:p>
      <text:p text:style-name="Standard">memtest86+</text:p>
      <text:p text:style-name="Standard">mime</text:p>
      <text:p text:style-name="Standard">modprobe.d</text:p>
      <text:p text:style-name="Standard">modules</text:p>
      <text:p text:style-name="Standard">netplan</text:p>
      <text:p text:style-name="Standard">networkd-dispatcher</text:p>
      <text:p text:style-name="Standard">NetworkManager</text:p>
      <text:p text:style-name="Standard">nvidia</text:p>
      <text:p text:style-name="Standard">openssh</text:p>
      <text:p text:style-name="Standard">os-prober</text:p>
      <text:p text:style-name="Standard">os-probes</text:p>
      <text:p text:style-name="Standard">os-release</text:p>
      <text:p text:style-name="Standard">p7zip</text:p>
      <text:p text:style-name="Standard">packagekit</text:p>
      <text:p text:style-name="Standard">pcmciautils</text:p>
      <text:p text:style-name="Standard">pkgconfig</text:p>
      <text:p text:style-name="Standard">pkg-config.multiarch</text:p>
      <text:p text:style-name="Standard">pm-utils</text:p>
      <text:p text:style-name="Standard">policykit-1</text:p>
      <text:p text:style-name="Standard">pppd</text:p>
      <text:p text:style-name="Standard">pulse-13.99.1</text:p>
      <text:p text:style-name="Standard">python2.7</text:p>
      <text:p text:style-name="Standard">python3</text:p>
      <text:p text:style-name="Standard">python3.8</text:p>
      <text:p text:style-name="Standard">python3.9</text:p>
      <text:p text:style-name="Standard">qt5</text:p>
      <text:p text:style-name="Standard">recovery-mode</text:p>
      <text:p text:style-name="Standard">rhythmbox</text:p>
      <text:p text:style-name="Standard">rsyslog</text:p>
      <text:p text:style-name="Standard">rygel</text:p>
      <text:p text:style-name="Standard">sasl2</text:p>
      <text:p text:style-name="Standard">shotwell</text:p>
      <text:p text:style-name="Standard">snapd</text:p>
      <text:p text:style-name="Standard">software-properties</text:p>
      <text:p text:style-name="Standard">speech-dispatcher-modules</text:p>
      <text:p text:style-name="Standard">ssl</text:p>
      <text:p text:style-name="Standard">sudo</text:p>
      <text:p text:style-name="Standard">sysctl.d</text:p>
      <text:p text:style-name="Standard">syslinux</text:p>
      <text:p text:style-name="Standard">SYSLINUX</text:p>
      <text:p text:style-name="Standard">syslinux-legacy</text:p>
      <text:p text:style-name="Standard">systemd</text:p>
      <text:p text:style-name="Standard">sysusers.d</text:p>
      <text:p text:style-name="Standard"><text:soft-page-break/>tc</text:p>
      <text:p text:style-name="Standard">tcltk</text:p>
      <text:p text:style-name="Standard">terminfo</text:p>
      <text:p text:style-name="Standard">thunderbird</text:p>
      <text:p text:style-name="Standard">thunderbird-addons</text:p>
      <text:p text:style-name="Standard">tmpfiles.d</text:p>
      <text:p text:style-name="Standard">ubiquity</text:p>
      <text:p text:style-name="Standard">ubuntu-release-upgrader</text:p>
      <text:p text:style-name="Standard">udev</text:p>
      <text:p text:style-name="Standard">udisks2</text:p>
      <text:p text:style-name="Standard">ufw</text:p>
      <text:p text:style-name="Standard">unity-settings-daemon-1.0</text:p>
      <text:p text:style-name="Standard">update-notifier</text:p>
      <text:p text:style-name="Standard">upower</text:p>
      <text:p text:style-name="Standard">valgrind</text:p>
      <text:p text:style-name="Standard">vino</text:p>
      <text:p text:style-name="Standard">X11</text:p>
      <text:p text:style-name="Standard">x86_64-linux-gnu</text:p>
      <text:p text:style-name="Standard">xorg</text:p>
      <text:p text:style-name="Standard">xserver-xorg-video-inte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7T23:36:18.176286665</meta:creation-date>
    <dc:date>2023-09-07T23:38:27.437895973</dc:date>
    <meta:editing-duration>PT2M11S</meta:editing-duration>
    <meta:editing-cycles>1</meta:editing-cycles>
    <meta:generator>LibreOffice/6.4.4.2$Linux_X86_64 LibreOffice_project/40$Build-2</meta:generator>
    <meta:document-statistic meta:table-count="0" meta:image-count="0" meta:object-count="0" meta:page-count="5" meta:paragraph-count="221" meta:word-count="371" meta:character-count="5067" meta:non-whitespace-character-count="2995"/>
  </office:meta>
</office:document-meta>
</file>